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ainListManagement.removeDomain( String doma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ainListManagement.getDoma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ainListManagement.containsDomain( String 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ainListManagement.service( ServiceManager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ainListManagement.addDomain( String doma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ainListManagement.setDomainList( DomainList dom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